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List_20_Paragraph" style:list-style-name="WWNum9"/>
    <style:style style:name="P4" style:family="paragraph" style:parent-style-name="List_20_Paragraph" style:list-style-name="WWNum5"/>
    <style:style style:name="P5" style:family="paragraph" style:parent-style-name="List_20_Paragraph" style:list-style-name="WWNum6"/>
    <style:style style:name="P6" style:family="paragraph" style:parent-style-name="List_20_Paragraph" style:list-style-name="WWNum8"/>
    <style:style style:name="P7" style:family="paragraph" style:parent-style-name="List_20_Paragraph" style:list-style-name="WWNum10"/>
    <style:style style:name="P8" style:family="paragraph" style:parent-style-name="Subtitle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List_20_Paragraph" style:list-style-name="WWNum11"/>
    <style:style style:name="P10" style:family="paragraph" style:parent-style-name="List_20_Paragraph" style:list-style-name="WWNum12"/>
    <style:style style:name="P11" style:family="paragraph" style:parent-style-name="List_20_Paragraph" style:list-style-name="WWNum13"/>
    <style:style style:name="P12" style:family="paragraph" style:parent-style-name="List_20_Paragraph" style:list-style-name="WWNum1"/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List_20_Paragraph" style:list-style-name="WWNum2"/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Bevezetés</text:span><text:span text:style-name="T1"/></text:p>
      <text:p text:style-name="P2" loext:marker-style-name="T3"><text:span text:style-name="T3">Fejlesztői Környezet</text:span><text:span text:style-name="T3"/></text:p>
      <text:list text:style-name="WWNum9">
        <text:list-item>
          <text:p text:style-name="P3" loext:marker-style-name="T4"><text:span text:style-name="T4">Laravel, Verzió 12.44</text:span><text:span text:style-name="T4"/></text:p>
        </text:list-item>
        <text:list-item>
          <text:p text:style-name="P3" loext:marker-style-name="T4"><text:span text:style-name="T4">Minimális php szint: 8.2</text:span><text:span text:style-name="T4"/></text:p>
        </text:list-item>
        <text:list-item>
          <text:p text:style-name="P3" loext:marker-style-name="T4"><text:span text:style-name="T4">Használt modulok: API</text:span><text:span text:style-name="T4"/></text:p>
        </text:list-item>
      </text:list>
      <text:p text:style-name="Standard"/>
      <text:p text:style-name="P1" loext:marker-style-name="T1"><text:span text:style-name="T2">Összeköttetések</text:span><text:span text:style-name="T1"/></text:p>
      <text:p text:style-name="P2" loext:marker-style-name="T3"><text:span text:style-name="T3">Alkategóriák</text:span><text:span text:style-name="T3"/></text:p>
      <text:list text:style-name="WWNum5">
        <text:list-item>
          <text:p text:style-name="P4">kategoriak() - Kategóriákkal köti össze, 1 kategóriához több alkategória van kötve.</text:p>
        </text:list-item>
        <text:list-item>
          <text:p text:style-name="P4">mennyisegtipus() – Mennyiség típusokkal köti össze, 1 mennyiség típushoz több alkategória van kötve.</text:p>
        </text:list-item>
        <text:list-item>
          <text:p text:style-name="P4">vevesobjektum() – Vevés Objektummal köti össze, 1 vevési objektumhoz 1 alkategória van kötve.</text:p>
        </text:list-item>
      </text:list>
      <text:p text:style-name="P2" loext:marker-style-name="T3"><text:span text:style-name="T3">Contact</text:span><text:span text:style-name="T3"/></text:p>
      <text:list text:style-name="WWNum6">
        <text:list-item>
          <text:p text:style-name="P5">contactTipusok() – Contact típusokkal köti össze, 1 contactnak 1 contact típusa van.</text:p>
        </text:list-item>
      </text:list>
      <text:p text:style-name="P2" loext:marker-style-name="T3"><text:span text:style-name="T3">ContactTipusok</text:span><text:span text:style-name="T3"/></text:p>
      <text:list text:style-name="WWNum8">
        <text:list-item>
          <text:p text:style-name="P6">contact() – Contactokkal köti össze. 1 contact tipushoz több contact kötödik.</text:p>
        </text:list-item>
      </text:list>
      <text:p text:style-name="P2" loext:marker-style-name="T3"><text:span text:style-name="T3">Csoportok</text:span><text:span text:style-name="T3"/></text:p>
      <text:list text:continue-numbering="true" text:style-name="WWNum8">
        <text:list-item>
          <text:p text:style-name="P6">csoportTipus() – Csoport típusokkal köti össze, 1 csoporthoz 1 csoport típus van hozzá kötve.</text:p>
        </text:list-item>
        <text:list-item>
          <text:p text:style-name="P6">vevesLista() – Vevési listákkal köti össze, 1 vevési listához 1 csoport van hozzá kötve, de ez opcionális.</text:p>
        </text:list-item>
        <text:list-item>
          <text:p text:style-name="P6">csoportTagsag() – Csoport tagságokkal köti össze, 1 csoport tagsághoz 1 csoport van hozzá kötve.</text:p>
        </text:list-item>
        <text:list-item>
          <text:p text:style-name="P6">user() – Felhasználókkal köti össze, egy csoporthoz egy készítő felhasználó van hozzá kötve.</text:p>
        </text:list-item>
      </text:list>
      <text:p text:style-name="P2" loext:marker-style-name="T3"><text:span text:style-name="T3">CsoportTagsag</text:span><text:span text:style-name="T3"/></text:p>
      <text:list text:style-name="WWNum10">
        <text:list-item>
          <text:p text:style-name="P7">user() – Felhasználókkal köti össze, egy csoport tagsághoz 1 felhasználó van kötve.</text:p>
        </text:list-item>
        <text:list-item>
          <text:p text:style-name="P7">csoport() – Csoportokkal köti össze.</text:p>
        </text:list-item>
      </text:list>
      <text:p text:style-name="List_20_Paragraph"/>
      <text:p text:style-name="P8" loext:marker-style-name="T3"><text:soft-page-break/></text:p>
      <text:p text:style-name="P2" loext:marker-style-name="T3"><text:span text:style-name="T3">CsoportTipusok</text:span><text:span text:style-name="T3"/></text:p>
      <text:list text:style-name="WWNum11">
        <text:list-item>
          <text:p text:style-name="P9">csoportok() – Csoportokkal köti össze. 1 csoport tipushoz több csoport kötödik.</text:p>
        </text:list-item>
      </text:list>
      <text:p text:style-name="P2" loext:marker-style-name="T3"><text:span text:style-name="T3">Kategoriák</text:span><text:span text:style-name="T3"/></text:p>
      <text:list text:continue-numbering="true" text:style-name="WWNum11">
        <text:list-item>
          <text:p text:style-name="P9">alkategoriak() – Alkategóriákkal köti össze. 1 Kategoriához több alkategoria kötödik</text:p>
        </text:list-item>
      </text:list>
      <text:p text:style-name="P2" loext:marker-style-name="T3"><text:span text:style-name="T3">Kupon</text:span><text:span text:style-name="T3"/></text:p>
      <text:list text:continue-numbering="true" text:style-name="WWNum11">
        <text:list-item>
          <text:p text:style-name="P9">user() – Felhasználókkal köti össze, 1 kuponhoz 1 feltöltői felhasználó van hozzá kötve.</text:p>
        </text:list-item>
      </text:list>
      <text:p text:style-name="P2" loext:marker-style-name="T3"><text:span text:style-name="T3">MennyisegTipusok</text:span><text:span text:style-name="T3"/></text:p>
      <text:list text:continue-numbering="true" text:style-name="WWNum11">
        <text:list-item>
          <text:p text:style-name="P9">alkategoriak() – Alkategóriákkal köti össze. 1 Mennyiségtipus hoz több alkategoria kötödik</text:p>
        </text:list-item>
      </text:list>
      <text:p text:style-name="P2" loext:marker-style-name="T3"><text:span text:style-name="T3">Temak</text:span><text:span text:style-name="T3"/></text:p>
      <text:list text:continue-numbering="true" text:style-name="WWNum11">
        <text:list-item>
          <text:p text:style-name="P9">beallitasok() – Felhasználókkal köti össze, 1 felhasználóhoz 1 téma van hozzá kötve.</text:p>
        </text:list-item>
      </text:list>
      <text:p text:style-name="P2" loext:marker-style-name="T3"><text:span text:style-name="T3">User</text:span><text:span text:style-name="T3"/></text:p>
      <text:list text:continue-numbering="true" text:style-name="WWNum11">
        <text:list-item>
          <text:p text:style-name="P9">kupon() – Kuponokkal köti össze. 1 felhasználóhoz több kupon kötődhet</text:p>
        </text:list-item>
        <text:list-item>
          <text:p text:style-name="P9">vevesLista() – Vevési listákkal köti össze. 1 felhasználóhoz több vevési lista kötődhet</text:p>
        </text:list-item>
        <text:list-item>
          <text:p text:style-name="P9">csoportok() – Csoportokkal köti össze. 1 felhasználóhoz több csoport kötődhet</text:p>
        </text:list-item>
        <text:list-item>
          <text:p text:style-name="P9">csoportTagsag() – Csoport tagsággal köti össze. 1 felhasználóhoz több csoporttagság kötődhet</text:p>
        </text:list-item>
      </text:list>
      <text:p text:style-name="P2" loext:marker-style-name="T3"><text:span text:style-name="T3">VevesLista</text:span><text:span text:style-name="T3"/></text:p>
      <text:list text:style-name="WWNum12">
        <text:list-item>
          <text:p text:style-name="P10">user() – Felhasználókkal köti össze, 1 vevési listához 1 felhasználó van hozzá kötve.</text:p>
        </text:list-item>
        <text:list-item>
          <text:p text:style-name="P10">csoport() – Csoportokkal köti össze. 1 vevési listához 1 csoport van hozzá kötve.</text:p>
        </text:list-item>
        <text:list-item>
          <text:p text:style-name="P10">vevesobjektum() – Vevési objektumokkal köti össze, 1 vevési objektumhoz 1 vevési lista van hozzá kötve.</text:p>
        </text:list-item>
      </text:list>
      <text:p text:style-name="List_20_Paragraph"/>
      <text:p text:style-name="P2" loext:marker-style-name="T3"><text:span text:style-name="T3">VevesObjektum</text:span><text:span text:style-name="T3"/></text:p>
      <text:list text:style-name="WWNum13">
        <text:list-item>
          <text:p text:style-name="P11">alKategoria() – Alkategóriákkal köti össze. 1 vevési objektumhoz 1 alkategória kötődik.</text:p>
        </text:list-item>
        <text:list-item>
          <text:p text:style-name="P11">vevesLista() – Vevési listákkal köti össze. 1 vevési objektumhoz 1 vevési lista kötödik.</text:p>
        </text:list-item>
      </text:list>
      <text:p text:style-name="List_20_Paragraph"/>
      <text:p text:style-name="P1" loext:marker-style-name="T1"><text:span text:style-name="T2">Végpontok</text:span><text:span text:style-name="T1"/></text:p>
      <text:p text:style-name="P2" loext:marker-style-name="T3"><text:soft-page-break/><text:span text:style-name="T3">GET</text:span><text:span text:style-name="T3"/></text:p>
      <text:list text:style-name="WWNum1">
        <text:list-item>
          <text:p text:style-name="P12">egy felhasználó összes vevési listája (kivéve ami csoporthoz van kötve)<text:line-break/><text:span text:style-name="T5">(http://127.0.0.1:8000/api/felhasznalo/vevesiListak) <text:line-break/></text:span>bearer: session token<text:line-break/>-- Controllere: VevesListaController</text:p>
        </text:list-item>
      </text:list>
      <text:p text:style-name="Standard"/>
      <text:list text:continue-numbering="true" text:style-name="WWNum1">
        <text:list-item>
          <text:p text:style-name="P12">egy felhasználó csoportjai<text:line-break/><text:span text:style-name="T5">(http://127.0.0.1:8000/api/felhasznalo/csoportjai)</text:span><text:line-break/>bearer: session token<text:line-break/>-- Controllere: UserController</text:p>
        </text:list-item>
      </text:list>
      <text:p text:style-name="Standard"/>
      <text:list text:continue-numbering="true" text:style-name="WWNum1">
        <text:list-item>
          <text:p text:style-name="P12">egy csoport összes vevési listája<text:line-break/><text:span text:style-name="T5">(http://127.0.0.1:8000/api/csoport/{id}/vevesiListak)</text:span><text:line-break/>bearer: session token<text:line-break/>-- Controllere: VevesListaController</text:p>
        </text:list-item>
      </text:list>
      <text:p text:style-name="Standard"/>
      <text:list text:continue-numbering="true" text:style-name="WWNum1">
        <text:list-item>
          <text:p text:style-name="P12">egy felhasználó összes költségei alkategoriák szerint<text:line-break/><text:span text:style-name="T5">(http://127.0.0.1:8000/api/felhasznalo/osszKoltesei)</text:span><text:line-break/>bearer: session token<text:line-break/>-- Controllere: VevesObjektumController</text:p>
        </text:list-item>
      </text:list>
      <text:p text:style-name="Standard"/>
      <text:list text:continue-numbering="true" text:style-name="WWNum1">
        <text:list-item>
          <text:p text:style-name="P12">egy felhasználó összes költsége ebben a hónapban<text:line-break/><text:span text:style-name="T5">(http://127.0.0.1:8000/api/felhasznalo/eHaviKoltesei)</text:span><text:line-break/>bearer: session token<text:line-break/>-- Controllere: VevesObjektumController</text:p>
        </text:list-item>
      </text:list>
      <text:p text:style-name="Standard"/>
      <text:list text:continue-numbering="true" text:style-name="WWNum1">
        <text:list-item>
          <text:p text:style-name="P12">egy felhasználó összes költsége ebben az évben<text:line-break/><text:span text:style-name="T5">(<text:tab/>felhasznalo/eEviKoltesei)</text:span><text:line-break/>bearer: session token<text:line-break/>-- Controllere: VevesObjektumController</text:p>
        </text:list-item>
      </text:list>
      <text:p text:style-name="Standard"/>
      <text:list text:continue-numbering="true" text:style-name="WWNum1">
        <text:list-item>
          <text:p text:style-name="P12" loext:marker-style-name="T5">összes alkategória átlag árának havi váltakozása<text:line-break/><text:span text:style-name="T5">(http://127.0.0.1:8000/api/statisztika/all)</text:span> <text:line-break/>-- Controllere: VevesObjektumController</text:p>
        </text:list-item>
      </text:list>
      <text:p text:style-name="Standard"/>
      <text:list text:continue-numbering="true" text:style-name="WWNum1">
        <text:list-item>
          <text:p text:style-name="P12" loext:marker-style-name="T5">egy alkategória átlag árának havi váltakozása<text:line-break/><text:span text:style-name="T5">(http://127.0.0.1:8000/api/statisztika/id/{id})</text:span><text:line-break/>-- Controllere: VevesObjektumController</text:p>
        </text:list-item>
      </text:list>
      <text:p text:style-name="Standard"/>
      <text:list text:continue-numbering="true" text:style-name="WWNum1">
        <text:list-item>
          <text:p text:style-name="P12" loext:marker-style-name="T5"><text:soft-page-break/>összes alkategória jelenlegi átlagára ebben az évben<text:line-break/><text:span text:style-name="T5">(http://127.0.0.1:8000/api/statisztika/ev/{ev})</text:span><text:line-break/>-- Controllere: VevesObjektumController</text:p>
        </text:list-item>
      </text:list>
      <text:p text:style-name="P13" loext:marker-style-name="T5"/>
      <text:list text:continue-numbering="true" text:style-name="WWNum1">
        <text:list-item>
          <text:p text:style-name="P12">összes kupon<text:line-break/><text:span text:style-name="T5">(http://127.0.0.1:8000/api/kuponok/get)</text:span> <text:line-break/>-- Controllere: KuponController</text:p>
        </text:list-item>
      </text:list>
      <text:p text:style-name="Standard"/>
      <text:list text:continue-numbering="true" text:style-name="WWNum1">
        <text:list-item>
          <text:p text:style-name="P12">felhasználó nyilvános adatai<text:line-break/><text:span text:style-name="T5">(http://127.0.0.1:8000/api/felhasznalo)<text:line-break/></text:span>bearer: session token<text:line-break/>-- Controllere: UserController</text:p>
        </text:list-item>
      </text:list>
      <text:p text:style-name="Standard"/>
      <text:list text:continue-numbering="true" text:style-name="WWNum1">
        <text:list-item>
          <text:p text:style-name="P12">csoport felhasználoi<text:line-break/><text:span text:style-name="T5">(http://127.0.0.1:8000/api/csoport/{id}/felhasznalok)</text:span><text:line-break/>bearer: session token<text:line-break/>-- Controllere: CsoportTagsagController</text:p>
        </text:list-item>
      </text:list>
      <text:p text:style-name="Standard"/>
      <text:list text:continue-numbering="true" text:style-name="WWNum1">
        <text:list-item>
          <text:p text:style-name="P12">összes kitöltött ürlap<text:line-break/><text:span text:style-name="T5">(http://127.0.0.1:8000/api/contact)</text:span><text:line-break/>bearer: session token (csak nagyobb mint 1 jogosultsagu szintu tud) <text:line-break/>-- Controllere: ContactController</text:p>
        </text:list-item>
      </text:list>
      <text:p text:style-name="Standard"/>
      <text:p text:style-name="P2" loext:marker-style-name="T3"><text:span text:style-name="T3">POST</text:span><text:span text:style-name="T3"/></text:p>
      <text:p text:style-name="Standard"/>
      <text:list text:style-name="WWNum2">
        <text:list-item>
          <text:p text:style-name="P14">felhasználó létrehozása<text:line-break/><text:span text:style-name="T5">(http://127.0.0.1:8000/api/felhasznalo/register)</text:span><text:line-break/>{<text:line-break/>"nev":"", ##Muszály szöveg, 255 max hossz, 1 minimum hossz<text:line-break/>"email":"", ##Muszály szöveg, emailenként 1 felhasználo.<text:line-break/>"password":"", ##Muszály szöveg, 8 minimum hossz<text:line-break/>"password_confirmation":"" ##Muszály ugyan az mint a password<text:line-break/>}<text:line-break/>-- Controllere: UserController</text:p>
        </text:list-item>
      </text:list>
      <text:p text:style-name="Standard"/>
      <text:p text:style-name="Standard"/>
      <text:list text:continue-numbering="true" text:style-name="WWNum2">
        <text:list-item>
          <text:p text:style-name="P14">felhasználó login<text:line-break/><text:span text:style-name="T5">(http://127.0.0.1:8000/api/felhasznalo/login)</text:span><text:line-break/>{<text:line-break/><text:soft-page-break/>"email":"", ##Muszály email<text:line-break/>"password":"" ##Muszály szöveg, minimum 8, felhasználó jelszava<text:line-break/>}<text:line-break/>-- Controllere: UserController</text:p>
        </text:list-item>
      </text:list>
      <text:p text:style-name="Standard"/>
      <text:p text:style-name="Standard"/>
      <text:list text:continue-numbering="true" text:style-name="WWNum2">
        <text:list-item>
          <text:p text:style-name="P14">csoport létrehozása<text:line-break/><text:span text:style-name="T5">(http://127.0.0.1:8000/api/csoport/create)</text:span><text:line-break/>bearer: session token<text:line-break/>{<text:line-break/>"csoport_tipus_id":"", ##Muszály szám, létezö csoport tipus id<text:line-break/>"megnevezes":"" ##Muszály szöveg, 1 minimum hossz<text:line-break/>}<text:line-break/>-- Controllere: CsoportokController</text:p>
        </text:list-item>
      </text:list>
      <text:p text:style-name="Standard"/>
      <text:list text:continue-numbering="true" text:style-name="WWNum2">
        <text:list-item>
          <text:p text:style-name="P14">Kitöltött ürlap létrehozása<text:line-break/><text:span text:style-name="T5">(http://127.0.0.1:8000/api/contact/create)</text:span><text:line-break/>bearer: session token<text:line-break/>{<text:line-break/>"contactTipusId":"", ##Muszály szám, létezö contact tipus id<text:line-break/>"text":"" ##Muszály szöveg, 1 minimum hossz<text:line-break/>}<text:line-break/>-- Controllere: ContactController</text:p>
        </text:list-item>
      </text:list>
      <text:p text:style-name="Standard"/>
      <text:list text:continue-numbering="true" text:style-name="WWNum2">
        <text:list-item>
          <text:p text:style-name="P14">csoport tagság létrehozása<text:line-break/><text:span text:style-name="T5">(http://127.0.0.1:8000/api/csoportTagsag/create) <text:line-break/></text:span>bearer: session token (csak saját csoportba tudsz ami a tied)<text:line-break/>{<text:line-break/>"csoport_id":"", ##Muszály szám, létezö csoport id<text:line-break/>"felhasznalo_id":"" ##Muszály szám, létezö felhasználo id<text:line-break/>}<text:line-break/>-- Controllere: CsoportTagsagController</text:p>
        </text:list-item>
      </text:list>
      <text:p text:style-name="Standard"/>
      <text:list text:continue-numbering="true" text:style-name="WWNum2">
        <text:list-item>
          <text:p text:style-name="P14">kupon létrehozása<text:line-break/><text:span text:style-name="T5">(http://127.0.0.1:8000/api/kuponok/create)</text:span> <text:line-break/>bearer: session token (csak olyan felhasználo tud aki nagyobb jogosultsag mint 0)<text:line-break/>{<text:line-break/>"kezdesi_datum":"", ##Muszály dátum<text:line-break/>"lejarasi_datum":"", ##Muszály dátum <text:line-break/>"kod":"", ##Muszály szöveg, 1 minimum hossz<text:line-break/>"kedvezmeny":"", ##Muszály szöveg, 1 minimum hossz<text:line-break/>"megjegyzes":"", <text:s/>##szöveg, lehet üres<text:line-break/>"hasznalasi_hely":"" ##Muszály szöveg, 1 minimum hossz<text:tab/><text:line-break/><text:soft-page-break/>}<text:line-break/>-- Controllere: KuponController</text:p>
        </text:list-item>
      </text:list>
      <text:p text:style-name="Standard"/>
      <text:list text:continue-numbering="true" text:style-name="WWNum2">
        <text:list-item>
          <text:p text:style-name="P14">vevési objektum létrehozása<text:line-break/><text:span text:style-name="T5">(http://127.0.0.1:8000/api/vevesiObjektum/create)</text:span><text:line-break/>bearer: session token (csoportnál csak az tud aki benne van a csoportba és nagyobb jogosultság szint mint 0)<text:line-break/>{<text:line-break/>"veves_lista_id":"", ##Muszály szám, létezö vevési lista id<text:line-break/>"alKategoria_id":"", ##Muszály szám, létezö alkategoria id<text:line-break/>"megnevezes":"", ##szöveg, 1 minimum hossz<text:line-break/>"ar":"", ##Muszály szám, minimum 0 <text:line-break/>"mennyiseg":"" ##Muszály szám, minimum 0<text:line-break/>}<text:line-break/>-- Controllere: VevesObjektumController</text:p>
        </text:list-item>
      </text:list>
      <text:p text:style-name="Standard"/>
      <text:list text:continue-numbering="true" text:style-name="WWNum2">
        <text:list-item>
          <text:p text:style-name="P14">vevési lista létrehozása<text:line-break/><text:span text:style-name="T5">(http://127.0.0.1:8000/api/vevesiLista/create)</text:span><text:line-break/>bearer: session token (csoportnál csak az tud aki benne van a csoportba és nagyobb jogosultság szint mint 0)<text:line-break/>{<text:line-break/>"felhasznalo_id":"", ##Muszály szám, létezö felhasználó id<text:line-break/>"csoport_id":"" ##szám, létezö csoport id<text:line-break/>"megnevezes":"", ##Muszály szöveg, 1 minimum hossz<text:line-break/>}<text:line-break/>-- Controllere: VevesListaController</text:p>
        </text:list-item>
      </text:list>
      <text:p text:style-name="Standard"/>
      <text:p text:style-name="P2" loext:marker-style-name="T3"><text:span text:style-name="T3">PUT</text:span><text:span text:style-name="T3"/></text:p>
      <text:list text:style-name="WWNum3">
        <text:list-item>
          <text:p text:style-name="P15">felhasználó módosítása<text:line-break/><text:span text:style-name="T5">(http://127.0.0.1:8000/api/felhasznalo/modositas)</text:span> (itt a json be ne adj meg olyan adatot amit nem akarsz változtatni, ha saját felhasználót akarsz módosítani akkor ne adj meg felhasználó id-t.)<text:line-break/>bearer: session token (más felhasználót csak 2 vagy nagyobb jogosultsági szinten lehet)<text:line-break/>{<text:line-break/>"felhasznalo_id_valtoztatni":"", ##szám, létezö felhasználó id<text:line-break/>"nev":"", <text:s/>##szöveg, 1 minimum hossz<text:line-break/>"becenev":"", ##szöveg, lehet üres<text:line-break/>"profilkep_url":"", ##szöveg, 1 minimum hossz<text:line-break/>"kuponok":"", ##szám, 1 vagy 0<text:line-break/>"termekArKovetes":"", ##szám, 1 vagy 0<text:line-break/>"brokerArKovetes":"", ##szám, 1 vagy 0<text:line-break/>'jogosultsag_szint':”” ##szám, minimum 0<text:line-break/>}<text:line-break/>-- Controllere: UserController</text:p>
        </text:list-item>
      </text:list>
      <text:p text:style-name="List_20_Paragraph"><text:soft-page-break/></text:p>
      <text:list text:continue-numbering="true" text:style-name="WWNum3">
        <text:list-item>
          <text:p text:style-name="P15">csoport módosítása<text:line-break/><text:span text:style-name="T5">(http://127.0.0.1:8000/api/csoport/modositas/{csoportId})<text:line-break/></text:span>bearer: session token (csak saját csoportot tudsz ezzel változtatni)<text:line-break/>{<text:line-break/>"megnevezes":"", ##szöveg, 1 minimum hossz<text:line-break/>"csoport_tipus_id":"", ##szám, létezö csoport tipus id<text:line-break/>"keszito_felhasznalo_id":"" ##szám, létezö felhasználo id<text:line-break/>}<text:line-break/>-- Controllere: CsoportokController</text:p>
        </text:list-item>
      </text:list>
      <text:p text:style-name="Standard"/>
      <text:list text:continue-numbering="true" text:style-name="WWNum3">
        <text:list-item>
          <text:p text:style-name="P15">csoport tagság modositása<text:line-break/><text:span text:style-name="T5">(http://127.0.0.1:8000/api/csoportTagsag/modositas/{csoportId})</text:span><text:line-break/>bearer: session token (mást változtatni csak saját csoporton belül tudsz, becenevet bármilyen csoportba amibe vagy)<text:line-break/>{<text:line-break/>"becenev":"", ##szöveg, lehet üres<text:line-break/>"mastValtoztatniId":"", ##szám, létezö felhasználó id<text:line-break/>"jogosultsag_szint":"" ##szám, minimum 0<text:line-break/>}<text:line-break/>-- Controllere: CsoportTagsagController</text:p>
        </text:list-item>
      </text:list>
      <text:p text:style-name="Standard"/>
      <text:p text:style-name="Standard"/>
      <text:list text:continue-numbering="true" text:style-name="WWNum3">
        <text:list-item>
          <text:p text:style-name="P15">vevési objektum modositása<text:line-break/><text:span text:style-name="T5">(http://127.0.0.1:8000/api/vevesiObjektum/modositas/{objektumId})</text:span><text:line-break/>bearer: session token (csoporton kívül csak sajátodat tudod, csoporton belül csak ha nagyobb mint 1 jogosultsag szinted van, statisztika elfogadás után csak a megnevezést lehet változtatni, de akinek nagyobb a globális jogosultsagi szintje mint 1 az tud mindent)<text:line-break/>{<text:line-break/>"alKategoria_id":"", ##szám, létezö alkategoria id<text:line-break/>"megnevezes":"", ##szöveg, minimum 1 hossz<text:line-break/>"ar":"", ##szám, minimum 0<text:line-break/>"mennyiseg":"", ##szám, minimum 0<text:line-break/>"elfogadott_statisztikara":"" <text:s/>##szám, 1 vagy 0<text:line-break/>}<text:line-break/>-- Controllere: VevesObjektumController</text:p>
        </text:list-item>
      </text:list>
      <text:p text:style-name="Standard"/>
      <text:list text:continue-numbering="true" text:style-name="WWNum3">
        <text:list-item>
          <text:p text:style-name="P15">kupon módosítása<text:line-break/><text:span text:style-name="T5">(http://127.0.0.1:8000/api/kuponok/modositas/{id})</text:span><text:line-break/>bearer: session token (csak nagyobb mint 0 jogosultsagu szintu tud)<text:line-break/>{<text:line-break/>"kezdesi_datum":"", ##dátum<text:line-break/>"lejarasi_datum":"", ##dátum<text:line-break/>"kod":"", ##szöveg, minimum 1 hossz<text:line-break/>"kedvezmeny":"", ##szöveg, 1 minimum hossz<text:line-break/><text:soft-page-break/>"megjegyzes":"", <text:s/>##szöveg, lehet üres<text:line-break/>"hasznalasi_hely":"" ##szöveg, 1 minimum hossz<text:line-break/>}<text:line-break/>-- Controllere: KuponController</text:p>
        </text:list-item>
      </text:list>
      <text:p text:style-name="Standard"/>
      <text:p text:style-name="P2" loext:marker-style-name="T3"><text:span text:style-name="T3">DELETE</text:span><text:span text:style-name="T3"/></text:p>
      <text:list text:style-name="WWNum4">
        <text:list-item>
          <text:p text:style-name="P16">felhasználó törlése<text:line-break/><text:span text:style-name="T5">(http://127.0.0.1:8000/api/felhasznalo/torles/{id})</text:span><text:line-break/>bearer: session token (hogy ha a megadott id nem a sajátod akkor csak 2 vagy nagyobb jogosultsagi szinttel tudod azt torolni) <text:line-break/>-- Controllere: UserController</text:p>
        </text:list-item>
      </text:list>
      <text:p text:style-name="Standard"/>
      <text:list text:continue-numbering="true" text:style-name="WWNum4">
        <text:list-item>
          <text:p text:style-name="P16">vevési objektum törlése<text:line-break/><text:span text:style-name="T5">(http://127.0.0.1:8000/api/vevesiObjektum/torles/{id})</text:span><text:line-break/>bearer: session token (csak olyan vevesi listad tudsz torolni ami a tied vagy, ha csoporthoz tartozik akkor csak nagyobb vagy egyenlo mint 1 jogosultsággal lehet abba a csoportba) <text:line-break/>-- Controllere: VevesObjektumController</text:p>
        </text:list-item>
      </text:list>
      <text:p text:style-name="Standard"/>
      <text:list text:continue-numbering="true" text:style-name="WWNum4">
        <text:list-item>
          <text:p text:style-name="P16">vevési lista törlése<text:line-break/><text:span text:style-name="T5">(http://127.0.0.1:8000/api/vevesiLista/torles/{id})</text:span><text:line-break/>bearer: session token (csak olyan vevesi listad tudsz torolni ami a tied vagy, ha csoporthoz tartozik akkor csak nagyobb vagy egyenlo mint 1 jogosultsággal lehet abba a csoportba) <text:line-break/>-- Controllere: VevesListaController</text:p>
        </text:list-item>
      </text:list>
      <text:p text:style-name="Standard"/>
      <text:list text:continue-numbering="true" text:style-name="WWNum4">
        <text:list-item>
          <text:p text:style-name="P16">csoport törlése<text:line-break/><text:span text:style-name="T5">(http://127.0.0.1:8000/api/csoport/torles/{id})</text:span><text:line-break/>bearer: session token (csak olyan csoportot tudsz torolni ami a tied) <text:line-break/>-- Controllere: CsoportokController</text:p>
        </text:list-item>
      </text:list>
      <text:p text:style-name="Standard"/>
      <text:list text:continue-numbering="true" text:style-name="WWNum4">
        <text:list-item>
          <text:p text:style-name="P16">csoport tagság törlése<text:line-break/><text:span text:style-name="T5">(http://127.0.0.1:8000/api/csoportTagsag/torles/{id})<text:line-break/></text:span>bearer: session token (csak olyan csoporttagsagot tudsz torolni ami a tied vagy olyan csoportba van ami a tied) <text:line-break/>-- Controllere: CsoportTagsagController</text:p>
        </text:list-item>
      </text:list>
      <text:p text:style-name="Standard"/>
      <text:list text:continue-numbering="true" text:style-name="WWNum4">
        <text:list-item>
          <text:p text:style-name="P16">kupon törlése<text:line-break/><text:span text:style-name="T5">(http://127.0.0.1:8000/api/kuponok/torles/{id})<text:line-break/></text:span>bearer: session token (csak nagyobb mint 0 jogosultsagu szintu tud) <text:line-break/>-- Controllere: KuponController</text:p>
        </text:list-item>
      </text:list>
      <text:p text:style-name="Standard"/>
      <text:list text:continue-numbering="true" text:style-name="WWNum4">
        <text:list-item>
          <text:p text:style-name="P16"><text:soft-page-break/>Kitöltött ürlap törlése<text:line-break/><text:span text:style-name="T5">(http://127.0.0.1:8000/api/contact/torles/{id})<text:line-break/></text:span>bearer: session token (csak nagyobb mint 1 jogosultsagu szintu tud) <text:line-break/>-- Controllere: ContactControll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2" style:font-size-asian="11pt" style:language-asian="en" style:country-asian="US" style:font-name-complex="Free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hu" fo:country="H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Standard" loext:linked-style-name="Alcím_20_Char" style:class="chapter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Alcím_20_Char" style:display-name="Alcím Char" style:family="text" style:parent-style-name="Default_20_Paragraph_20_Font" loext:linked-style-name="Subtitle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eleczky Gabor</meta:initial-creator>
    <meta:editing-cycles>16</meta:editing-cycles>
    <meta:creation-date>2026-03-13T09:17:00</meta:creation-date>
    <dc:date>2026-04-13T02:16:29.212720095</dc:date>
    <meta:editing-duration>PT3H16M50S</meta:editing-duration>
    <meta:generator>LibreOffice/25.8.6.2$Linux_X86_64 LibreOffice_project/580$Build-2</meta:generator>
    <meta:document-statistic meta:table-count="0" meta:image-count="0" meta:object-count="0" meta:page-count="9" meta:paragraph-count="82" meta:word-count="1239" meta:character-count="10812" meta:non-whitespace-character-count="9672"/>
    <meta:user-defined meta:name="AppVersion">16.0000</meta:user-defined>
    <meta:template xlink:type="simple" xlink:actuate="onRequest" xlink:title="Normal.dotm" xlink:href=""/>
  </office:meta>
</office:document-meta>
</file>